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FA0000004BDA5CDF05.jpg" manifest:media-type="image/jpe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4">
      <style:text-properties fo:font-weight="normal" style:font-weight-asian="normal" style:font-weight-complex="normal"/>
    </style:style>
    <style:style style:name="P4" style:family="paragraph" style:parent-style-name="Standard" style:list-style-name="L3"/>
    <style:style style:name="P5" style:family="paragraph" style:parent-style-name="Text_20_body">
      <style:paragraph-properties fo:text-align="center" style:justify-single-word="false"/>
      <style:text-properties style:font-name="Lohit Bengali"/>
    </style:style>
    <style:style style:name="P6" style:family="paragraph" style:parent-style-name="Text_20_body">
      <style:paragraph-properties fo:text-align="center" style:justify-single-word="false"/>
      <style:text-properties style:font-name="Lohit Bengali" fo:font-size="54pt" style:font-size-asian="54pt" style:font-size-complex="54pt"/>
    </style:style>
    <style:style style:name="P7" style:family="paragraph" style:parent-style-name="Text_20_body">
      <style:paragraph-properties fo:text-align="center" style:justify-single-word="false"/>
      <style:text-properties style:font-name="Lohit Bengali" fo:font-size="18pt" style:font-size-asian="18pt" style:font-size-complex="18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break-before="page"/>
    </style:style>
    <style:style style:name="P10" style:family="paragraph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6">Itapemapa</text:p>
      <text:p text:style-name="P7">Manual de cadastro de comércio</text:p>
      <text:p text:style-name="Text_20_body"/>
      <text:p text:style-name="Text_20_body"/>
      <text:p text:style-name="Text_20_body"/>
      <text:p text:style-name="Text_20_body"/>
      <text:p text:style-name="P8">Francisco Matelli Matulovic</text:p>
      <text:p text:style-name="P8">Julho 2013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Índice do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o Manual</text:p>
          </text:index-title>
          <text:p text:style-name="P12">Acessando o painel de controle<text:tab/>3</text:p>
          <text:p text:style-name="P12">Configurando as categorias e sub-categorias de empresas<text:tab/>4</text:p>
          <text:p text:style-name="P13">Adicionar nova categoria<text:tab/>4</text:p>
          <text:p text:style-name="P13">Filtrar empresas por categorias<text:tab/>4</text:p>
          <text:p text:style-name="P13">Filtras empresas por autor<text:tab/>4</text:p>
          <text:p text:style-name="P12">Criando as páginas com os mapas<text:tab/>5</text:p>
          <text:p text:style-name="P12">Adicionando os itens no menu de navegação<text:tab/>6</text:p>
          <text:p text:style-name="P12">Cadastrando empresas<text:tab/>7</text:p>
        </text:index-body>
      </text:table-of-content>
      <text:p text:style-name="Text_20_body"/>
      <text:h text:style-name="P11" text:outline-level="1">Acessando o painel de controle</text:h>
      <text:p text:style-name="Text_20_body">Para adicionar estabelecimentos comerciais você deve acessar o painel de controle, antes de cadastrar qualquer estabelecimento comercial é preciso criar as categorias e sub-categorias. <text:span text:style-name="T6">Visite a página</text:span></text:p>
      <text:p text:style-name="P2"><text:a xlink:type="simple" xlink:href="http://www.itapemapa.com.br/wp-admin">www.itapemapa.com.br/wp-admin</text:a> </text:p>
      <text:p text:style-name="P2"/>
      <text:p text:style-name="P2">Preencha o formulário com os dados</text:p>
      <text:list xml:id="list1294650144" text:style-name="L4">
        <text:list-item>
          <text:p text:style-name="P3">Usuário: <text:span text:style-name="T3">alessandra</text:span></text:p>
        </text:list-item>
        <text:list-item>
          <text:p text:style-name="P3">Senha: <text:span text:style-name="T3">123mudar</text:span></text:p>
        </text:list-item>
      </text:list>
      <text:p text:style-name="P2"/>
      <text:p text:style-name="P2">Você irá acessar o painel e poderá adicionar e remover estabelecimentos comerciais. Você deve estar vendo uma tela parecido com essa:</text:p>
      <text:h text:style-name="P11" text:outline-level="1"><text:span text:style-name="T3">Configurando as categorias e sub-categorias de empresas</text:span></text:h>
      <text:h text:style-name="Heading_20_2" text:outline-level="2">Adicionar nova categoria</text:h>
      <text:p text:style-name="P1">Empresas &gt; Categorias das empresas</text:p>
      <text:p text:style-name="Standard"><text:span text:style-name="T1">Preencher:</text:span></text:p>
      <text:list xml:id="list981824554" text:style-name="L3">
        <text:list-item>
          <text:p text:style-name="P4">Nome – Escolha o nome para categoria</text:p>
        </text:list-item>
        <text:list-item>
          <text:p text:style-name="P4">Slug – Opcional, se você deixar o campo vazio o sistema cria o slug automaticamente</text:p>
        </text:list-item>
        <text:list-item>
          <text:p text:style-name="P4">Pai – Se essa for uma sub-categoria, ou seja, uma categoria filho de outra categoria, então você deve escolher quem é a categoria pai</text:p>
        </text:list-item>
        <text:list-item>
          <text:p text:style-name="P4">Descrição – Opcional, recomenda-se escrever uma descrição curta</text:p>
        </text:list-item>
      </text:list>
      <text:h text:style-name="Heading_20_2" text:outline-level="2">Filtrar empresas por categorias</text:h>
      <text:p text:style-name="Standard">Como visualizar todos as empresas cadastradas por Alessandra Matelli</text:p>
      <text:h text:style-name="Heading_20_2" text:outline-level="2">Filtras empresas por autor</text:h>
      <text:p text:style-name="Text_20_body">Para ver todas as categorias criados por determinado autor basta clicar em seu nome na listagem de empresas.</text:p>
      <text:p text:style-name="Text_20_body">LINK RÁPIDO: Visualizar todas as empresas cadastradas por Alessandra Matelli</text:p>
      <text:p text:style-name="Standard"><text:a xlink:type="simple" xlink:href="http://itapemapa.com.br/wp-admin/edit.php?post_type=bgmp&amp;author=6">http://itapemapa.com.br/wp-admin/edit.php?post_type=bgmp&amp;author=6</text:a></text:p>
      <text:p text:style-name="Standard"/>
      <text:p text:style-name="Standard"/>
      <text:h text:style-name="P11" text:outline-level="1">Criando as páginas com os mapas</text:h>
      <text:p text:style-name="Text_20_body">Para cada categoria deve existir uma página que liste todos as empresas da mesma categoria. Deve-se criar uma página referente a cada categoria, seguindo a mesma hierarquia.</text:p>
      <text:p text:style-name="Text_20_body">No painel existem alguns exemplos prontos para você estudar e copiar, mas deve ser feita uma página diferente para cada categoria.</text:p>
      <text:p text:style-name="Text_20_body"/>
      <text:h text:style-name="P11" text:outline-level="1">Adicionando os itens no menu de navegação</text:h>
      <text:p text:style-name="Text_20_body">O menu de navegação também é editável e deve refletir a mesma hierarquia das páginas e categorias. Para editar o menu.</text:p>
      <text:p text:style-name="Text_20_body"/>
      <text:h text:style-name="P11" text:outline-level="1">Cadastrando empresas</text:h>
      <text:p text:style-name="Text_20_body">A parte mais importante desse manuel, como cadastrar uma empresa. Agora que já temos a estrutura pronta, cadastrar as empresas ficou fác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6764in" svg:y="-0.1874in" svg:width="1.2673in" svg:height="0.3807in" draw:z-index="6"><draw:image xlink:href="Pictures/10000000000000FA0000004BDA5CDF05.jpg" xlink:type="simple" xlink:show="embed" xlink:actuate="onLoad"/></draw:frame>Itapemapa - manual do usuário</text:p>
      </style:header>
      <style:footer>
        <text:p text:style-name="Footer">Autor: Francisco Matelli Matulovi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3-07-11T14:35:22</meta:creation-date>
    <dc:date>2013-07-13T00:23:12</dc:date>
    <dc:creator>francisco </dc:creator>
    <meta:editing-duration>PT22H11M39S</meta:editing-duration>
    <meta:editing-cycles>42</meta:editing-cycles>
    <meta:generator>LibreOffice/3.3$Linux LibreOffice_project/330m19$Build-401</meta:generator>
    <meta:printed-by>Francisco Matelli</meta:printed-by>
    <meta:print-date>2013-07-12T10:14:32</meta:print-date>
    <meta:document-statistic meta:table-count="0" meta:image-count="1" meta:object-count="0" meta:page-count="7" meta:paragraph-count="43" meta:word-count="362" meta:character-count="2362"/>
  </office:meta>
</office:document-meta>
</file>